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table:formula="of:=[.C71]/[.B71]" office:value-type="float" office:value="0.0298507462686567">
            <text:p>0,03</text:p>
          </table:table-cell>
          <table:table-cell table:formula="of:=[.D71]/[.B71]" office:value-type="float" office:value="0.0298507462686567">
            <text:p>0,0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table:formula="of:=[.C72]/[.B72]" office:value-type="float" office:value="0.0294117647058823">
            <text:p>0,03</text:p>
          </table:table-cell>
          <table:table-cell table:formula="of:=[.D72]/[.B72]" office:value-type="float" office:value="0.0294117647058823">
            <text:p>0,0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2">
            <text:p>2</text:p>
          </table:table-cell>
          <table:table-cell table:formula="of:=[.C73]/[.B73]" office:value-type="float" office:value="0.0289855072463768">
            <text:p>0,03</text:p>
          </table:table-cell>
          <table:table-cell table:formula="of:=[.D73]/[.B73]" office:value-type="float" office:value="0.0289855072463768">
            <text:p>0,0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">
            <text:p>2</text:p>
          </table:table-cell>
          <table:table-cell table:formula="of:=[.C74]/[.B74]" office:value-type="float" office:value="0.0285714285714286">
            <text:p>0,03</text:p>
          </table:table-cell>
          <table:table-cell table:formula="of:=[.D74]/[.B74]" office:value-type="float" office:value="0.0285714285714286">
            <text:p>0,0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table:formula="of:=[.C75]/[.B75]" office:value-type="float" office:value="0.028169014084507">
            <text:p>0,03</text:p>
          </table:table-cell>
          <table:table-cell table:formula="of:=[.D75]/[.B75]" office:value-type="float" office:value="0.028169014084507">
            <text:p>0,0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">
            <text:p>2</text:p>
          </table:table-cell>
          <table:table-cell table:formula="of:=[.C76]/[.B76]" office:value-type="float" office:value="0.0277777777777778">
            <text:p>0,03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table:formula="of:=[.C77]/[.B77]" office:value-type="float" office:value="0.0273972602739726">
            <text:p>0,03</text:p>
          </table:table-cell>
          <table:table-cell table:formula="of:=[.D77]/[.B77]" office:value-type="float" office:value="0.0273972602739726">
            <text:p>0,0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table:formula="of:=[.C78]/[.B78]" office:value-type="float" office:value="0.027027027027027">
            <text:p>0,03</text:p>
          </table:table-cell>
          <table:table-cell table:formula="of:=[.D78]/[.B78]" office:value-type="float" office:value="0.027027027027027">
            <text:p>0,0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table:formula="of:=[.C79]/[.B79]" office:value-type="float" office:value="0.0266666666666667">
            <text:p>0,03</text:p>
          </table:table-cell>
          <table:table-cell table:formula="of:=[.D79]/[.B79]" office:value-type="float" office:value="0.0266666666666667">
            <text:p>0,0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">
            <text:p>2</text:p>
          </table:table-cell>
          <table:table-cell table:formula="of:=[.C80]/[.B80]" office:value-type="float" office:value="0.0263157894736842">
            <text:p>0,03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">
            <text:p>2</text:p>
          </table:table-cell>
          <table:table-cell table:formula="of:=[.C81]/[.B81]" office:value-type="float" office:value="0.025974025974026">
            <text:p>0,03</text:p>
          </table:table-cell>
          <table:table-cell table:formula="of:=[.D81]/[.B81]" office:value-type="float" office:value="0.025974025974026">
            <text:p>0,0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">
            <text:p>2</text:p>
          </table:table-cell>
          <table:table-cell table:formula="of:=[.C82]/[.B82]" office:value-type="float" office:value="0.0256410256410256">
            <text:p>0,03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">
            <text:p>2</text:p>
          </table:table-cell>
          <table:table-cell table:formula="of:=[.C83]/[.B83]" office:value-type="float" office:value="0.0253164556962025">
            <text:p>0,03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C84]/[.B84]" office:value-type="float" office:value="0.025">
            <text:p>0,03</text:p>
          </table:table-cell>
          <table:table-cell table:formula="of:=[.D84]/[.B84]" office:value-type="float" office:value="0.025">
            <text:p>0,0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table:formula="of:=[.C85]/[.B85]" office:value-type="float" office:value="0.0246913580246914">
            <text:p>0,02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  <table:table-cell table:formula="of:=[.C86]/[.B86]" office:value-type="float" office:value="0.024390243902439">
            <text:p>0,02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C87]/[.B87]" office:value-type="float" office:value="0.0240963855421687">
            <text:p>0,02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238095238095238">
            <text:p>0,0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table:formula="of:=[.C89]/[.B89]" office:value-type="float" office:value="0.0235294117647059">
            <text:p>0,02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table:formula="of:=[.C90]/[.B90]" office:value-type="float" office:value="0.0232558139534884">
            <text:p>0,02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229885057471264">
            <text:p>0,0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2">
            <text:p>2</text:p>
          </table:table-cell>
          <table:table-cell table:formula="of:=[.C92]/[.B92]" office:value-type="float" office:value="0.0227272727272727">
            <text:p>0,02</text:p>
          </table:table-cell>
          <table:table-cell table:formula="of:=[.D92]/[.B92]" office:value-type="float" office:value="0.0227272727272727">
            <text:p>0,0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formula="of:=[.C93]/[.B93]" office:value-type="float" office:value="0.0224719101123595">
            <text:p>0,02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222222222222222">
            <text:p>0,0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">
            <text:p>2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21978021978022">
            <text:p>0,0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">
            <text:p>2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217391304347826">
            <text:p>0,0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">
            <text:p>2</text:p>
          </table:table-cell>
          <table:table-cell table:formula="of:=[.C97]/[.B97]" office:value-type="float" office:value="0.021505376344086">
            <text:p>0,02</text:p>
          </table:table-cell>
          <table:table-cell table:formula="of:=[.D97]/[.B97]" office:value-type="float" office:value="0.021505376344086">
            <text:p>0,0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2">
            <text:p>2</text:p>
          </table:table-cell>
          <table:table-cell table:formula="of:=[.C98]/[.B98]" office:value-type="float" office:value="0.0212765957446808">
            <text:p>0,02</text:p>
          </table:table-cell>
          <table:table-cell table:formula="of:=[.D98]/[.B98]" office:value-type="float" office:value="0.0212765957446808">
            <text:p>0,0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table:formula="of:=[.C99]/[.B99]" office:value-type="float" office:value="0.0210526315789474">
            <text:p>0,02</text:p>
          </table:table-cell>
          <table:table-cell table:formula="of:=[.D99]/[.B99]" office:value-type="float" office:value="0.0210526315789474">
            <text:p>0,0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2">
            <text:p>2</text:p>
          </table:table-cell>
          <table:table-cell table:formula="of:=[.C100]/[.B100]" office:value-type="float" office:value="0.0208333333333333">
            <text:p>0,02</text:p>
          </table:table-cell>
          <table:table-cell table:formula="of:=[.D100]/[.B100]" office:value-type="float" office:value="0.0208333333333333">
            <text:p>0,0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table:formula="of:=[.C101]/[.B101]" office:value-type="float" office:value="0.0206185567010309">
            <text:p>0,02</text:p>
          </table:table-cell>
          <table:table-cell table:formula="of:=[.D101]/[.B101]" office:value-type="float" office:value="0.0206185567010309">
            <text:p>0,0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2">
            <text:p>2</text:p>
          </table:table-cell>
          <table:table-cell table:formula="of:=[.C102]/[.B102]" office:value-type="float" office:value="0.0204081632653061">
            <text:p>0,02</text:p>
          </table:table-cell>
          <table:table-cell table:formula="of:=[.D102]/[.B102]" office:value-type="float" office:value="0.0204081632653061">
            <text:p>0,0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2">
            <text:p>2</text:p>
          </table:table-cell>
          <table:table-cell table:formula="of:=[.C103]/[.B103]" office:value-type="float" office:value="0.0202020202020202">
            <text:p>0,02</text:p>
          </table:table-cell>
          <table:table-cell table:formula="of:=[.D103]/[.B103]" office:value-type="float" office:value="0.0202020202020202">
            <text:p>0,0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formula="of:=[.C104]/[.B104]" office:value-type="float" office:value="0.02">
            <text:p>0,02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60032800103734">
            <text:p>0,06</text:p>
          </table:table-cell>
          <table:table-cell table:style-name="ce4" table:formula="of:=SUM([.F5:.F104])/100" office:value-type="float" office:value="0.0563086413157347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1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1M16S</meta:editing-duration>
    <meta:editing-cycles>111</meta:editing-cycles>
    <meta:generator>OpenOffice.org/3.4.1$Win32 OpenOffice.org_project/341m1$Build-9593</meta:generator>
    <dc:date>2013-05-02T01:36:27.4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